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6-11-21" calcext:value-type="date">
            <text:p>1996-11-2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1-05-05" calcext:value-type="date">
            <text:p>1991-05-0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1-05-14" calcext:value-type="date">
            <text:p>1991-05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5-12-28" calcext:value-type="date">
            <text:p>1995-12-28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date" office:date-value="2002-10-18" calcext:value-type="date">
            <text:p>2002-10-18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5-12-14" calcext:value-type="date">
            <text:p>1995-12-1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1-29" calcext:value-type="date">
            <text:p>1997-11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7-07-06" calcext:value-type="date">
            <text:p>1997-07-06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0-07-02" calcext:value-type="date">
            <text:p>1990-07-02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date" office:date-value="1990-03-04" calcext:value-type="date">
            <text:p>1990-03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2001-10-06" calcext:value-type="date">
            <text:p>2001-10-0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4-06-11" calcext:value-type="date">
            <text:p>1994-06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date" office:date-value="1997-05-12" calcext:value-type="date">
            <text:p>1997-05-1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06-30" calcext:value-type="date">
            <text:p>1994-06-30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date" office:date-value="1993-07-08" calcext:value-type="date">
            <text:p>1993-07-08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02-19" calcext:value-type="date">
            <text:p>1994-02-1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6-02-25" calcext:value-type="date">
            <text:p>1996-02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06-01" calcext:value-type="date">
            <text:p>1997-06-01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date" office:date-value="1990-07-28" calcext:value-type="date">
            <text:p>1990-07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date" office:date-value="1999-05-04" calcext:value-type="date">
            <text:p>1999-05-04</text:p>
          </table:table-cell>
          <table:table-cell office:value-type="currency" office:currency="PLN" office:value="1970" calcext:value-type="currency">
            <text:p>1 9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2-09-14" calcext:value-type="date">
            <text:p>1992-09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0-10-31" calcext:value-type="date">
            <text:p>1990-10-31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6-20" calcext:value-type="date">
            <text:p>1998-06-20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date" office:date-value="1993-04-27" calcext:value-type="date">
            <text:p>1993-04-27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date" office:date-value="1997-05-24" calcext:value-type="date">
            <text:p>1997-05-24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01" calcext:value-type="date">
            <text:p>1993-04-01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9-01-10" calcext:value-type="date">
            <text:p>1999-01-10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2001-04-09" calcext:value-type="date">
            <text:p>2001-04-09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8-24" calcext:value-type="date">
            <text:p>1999-08-2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12-04" calcext:value-type="date">
            <text:p>1994-12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8-04-28" calcext:value-type="date">
            <text:p>1998-04-2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07-22" calcext:value-type="date">
            <text:p>1993-07-22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date" office:date-value="2002-02-10" calcext:value-type="date">
            <text:p>2002-02-1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9-12-29" calcext:value-type="date">
            <text:p>1999-12-2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2001-02-21" calcext:value-type="date">
            <text:p>2001-02-21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6-06" calcext:value-type="date">
            <text:p>1999-06-06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4-01-04" calcext:value-type="date">
            <text:p>1994-01-04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2000-10-20" calcext:value-type="date">
            <text:p>2000-10-2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date" office:date-value="2002-10-15" calcext:value-type="date">
            <text:p>2002-10-15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7-05-15" calcext:value-type="date">
            <text:p>1997-05-1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2000-09-15" calcext:value-type="date">
            <text:p>2000-09-15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2002-06-26" calcext:value-type="date">
            <text:p>2002-06-26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date" office:date-value="1995-06-28" calcext:value-type="date">
            <text:p>1995-06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4-02-16" calcext:value-type="date">
            <text:p>1994-02-16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08-07" calcext:value-type="date">
            <text:p>1997-08-0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0-01-27" calcext:value-type="date">
            <text:p>2000-01-2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6-13" calcext:value-type="date">
            <text:p>2002-06-13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2002-06-10" calcext:value-type="date">
            <text:p>2002-06-1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2002-07-26" calcext:value-type="date">
            <text:p>2002-07-26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12-20" calcext:value-type="date">
            <text:p>1991-12-20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date" office:date-value="2000-10-21" calcext:value-type="date">
            <text:p>2000-10-2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date" office:date-value="1993-05-08" calcext:value-type="date">
            <text:p>1993-05-08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date" office:date-value="1995-05-31" calcext:value-type="date">
            <text:p>1995-05-31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2-20" calcext:value-type="date">
            <text:p>1997-12-20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date" office:date-value="2000-11-03" calcext:value-type="date">
            <text:p>2000-11-03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date" office:date-value="1993-10-10" calcext:value-type="date">
            <text:p>1993-10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09-12-31" calcext:value-type="date">
            <text:p>0110-01-01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date" office:date-value="1996-04-28" calcext:value-type="date">
            <text:p>1996-04-28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date" office:date-value="1990-01-12" calcext:value-type="date">
            <text:p>1990-01-1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10-12-31" calcext:value-type="date">
            <text:p>0111-01-0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date" office:date-value="1990-06-16" calcext:value-type="date">
            <text:p>1990-06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1-12-31" calcext:value-type="date">
            <text:p>0112-01-01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1-05-04" calcext:value-type="date">
            <text:p>1991-05-04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date" office:date-value="1992-10-24" calcext:value-type="date">
            <text:p>1992-10-24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12-12-31" calcext:value-type="date">
            <text:p>0113-01-01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3-12-31" calcext:value-type="date">
            <text:p>0114-01-01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9-12-31" calcext:value-type="date">
            <text:p>0120-01-01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date" office:date-value="2001-04-25" calcext:value-type="date">
            <text:p>2001-04-25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date" office:date-value="1999-08-10" calcext:value-type="date">
            <text:p>1999-08-1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5-02-15" calcext:value-type="date">
            <text:p>1995-02-15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date" office:date-value="2001-08-21" calcext:value-type="date">
            <text:p>2001-08-21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121-12-31" calcext:value-type="date">
            <text:p>0122-01-01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1991-11-15" calcext:value-type="date">
            <text:p>1991-11-15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4-23" calcext:value-type="date">
            <text:p>2002-04-2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22-12-31" calcext:value-type="date">
            <text:p>0123-01-01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date" office:date-value="1995-10-29" calcext:value-type="date">
            <text:p>1995-10-29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6-04" calcext:value-type="date">
            <text:p>2000-06-0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date" office:date-value="1993-04-09" calcext:value-type="date">
            <text:p>1993-04-0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7-01-27" calcext:value-type="date">
            <text:p>1997-01-27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date" office:date-value="1996-08-15" calcext:value-type="date">
            <text:p>1996-08-1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date" office:date-value="1999-12-28" calcext:value-type="date">
            <text:p>1999-12-2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0-10-20" calcext:value-type="date">
            <text:p>1990-10-20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date" office:date-value="1994-08-04" calcext:value-type="date">
            <text:p>1994-08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0123-12-31" calcext:value-type="date">
            <text:p>0124-01-01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date" office:date-value="2001-03-18" calcext:value-type="date">
            <text:p>2001-03-18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1997-08-08" calcext:value-type="date">
            <text:p>1997-08-08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date" office:date-value="1993-09-24" calcext:value-type="date">
            <text:p>1993-09-2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date" office:date-value="1994-10-25" calcext:value-type="date">
            <text:p>1994-10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date" office:date-value="1991-12-06" calcext:value-type="date">
            <text:p>1991-12-0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date" office:date-value="1991-11-23" calcext:value-type="date">
            <text:p>1991-11-2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date" office:date-value="2002-09-08" calcext:value-type="date">
            <text:p>2002-09-0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1990-03-10" calcext:value-type="date">
            <text:p>1990-03-1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date" office:date-value="2002-04-13" calcext:value-type="date">
            <text:p>2002-04-13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date" office:date-value="2000-10-16" calcext:value-type="date">
            <text:p>2000-10-1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1991-01-13" calcext:value-type="date">
            <text:p>1991-01-13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date" office:date-value="2000-02-24" calcext:value-type="date">
            <text:p>2000-02-24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0130-12-31" calcext:value-type="date">
            <text:p>0131-01-0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1990-04-24" calcext:value-type="date">
            <text:p>1990-04-24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2-02-21" calcext:value-type="date">
            <text:p>1992-02-21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1-09-18" calcext:value-type="date">
            <text:p>1991-09-18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0-05-31" calcext:value-type="date">
            <text:p>1990-05-31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date" office:date-value="1999-11-22" calcext:value-type="date">
            <text:p>1999-11-22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0-08-31" calcext:value-type="date">
            <text:p>1990-08-31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3-12-22" calcext:value-type="date">
            <text:p>1993-12-22</text:p>
          </table:table-cell>
          <table:table-cell office:value-type="currency" office:currency="PLN" office:value="2180" calcext:value-type="currency">
            <text:p>2 1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date" office:date-value="1995-02-08" calcext:value-type="date">
            <text:p>1995-02-08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date" office:date-value="1995-02-04" calcext:value-type="date">
            <text:p>1995-02-0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date" office:date-value="1993-08-09" calcext:value-type="date">
            <text:p>1993-08-09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132-12-31" calcext:value-type="date">
            <text:p>0133-01-0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6-08-07" calcext:value-type="date">
            <text:p>1996-08-07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date" office:date-value="1991-04-05" calcext:value-type="date">
            <text:p>1991-04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date" office:date-value="2000-01-05" calcext:value-type="date">
            <text:p>2000-01-05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date" office:date-value="1991-08-13" calcext:value-type="date">
            <text:p>1991-08-13</text:p>
          </table:table-cell>
          <table:table-cell office:value-type="currency" office:currency="PLN" office:value="4650" calcext:value-type="currency">
            <text:p>4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7-01-13" calcext:value-type="date">
            <text:p>1997-01-1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date" office:date-value="1999-08-26" calcext:value-type="date">
            <text:p>1999-08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11-19" calcext:value-type="date">
            <text:p>1997-11-19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2-09-29" calcext:value-type="date">
            <text:p>2002-09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33-12-31" calcext:value-type="date">
            <text:p>0134-01-01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4-02-24" calcext:value-type="date">
            <text:p>1994-02-24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1-07-04" calcext:value-type="date">
            <text:p>1991-07-0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0-09-05" calcext:value-type="date">
            <text:p>1990-09-05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134-12-31" calcext:value-type="date">
            <text:p>013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date" office:date-value="1991-07-21" calcext:value-type="date">
            <text:p>1991-07-21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4-12-31" calcext:value-type="date">
            <text:p>014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5-10-27" calcext:value-type="date">
            <text:p>1995-10-2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5-12-31" calcext:value-type="date">
            <text:p>0146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date" office:date-value="1996-11-09" calcext:value-type="date">
            <text:p>1996-11-09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1-01-01" calcext:value-type="date">
            <text:p>0201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2-06-05" calcext:value-type="date">
            <text:p>2002-06-05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2-01-01" calcext:value-type="date">
            <text:p>0202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3-01-01" calcext:value-type="date">
            <text:p>0203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2002-04-17" calcext:value-type="date">
            <text:p>2002-04-17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4-01-01" calcext:value-type="date">
            <text:p>0204-01-01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08-01-01" calcext:value-type="date">
            <text:p>0208-01-01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date" office:date-value="1999-08-06" calcext:value-type="date">
            <text:p>1999-08-06</text:p>
          </table:table-cell>
          <table:table-cell office:value-type="currency" office:currency="PLN" office:value="1870" calcext:value-type="currency">
            <text:p>1 8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3-12-20" calcext:value-type="date">
            <text:p>1993-12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210-01-01" calcext:value-type="date">
            <text:p>0210-01-01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date" office:date-value="1992-08-20" calcext:value-type="date">
            <text:p>1992-08-20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date" office:date-value="2000-05-05" calcext:value-type="date">
            <text:p>2000-05-0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date" office:date-value="1990-09-03" calcext:value-type="date">
            <text:p>1990-09-03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date" office:date-value="1997-02-11" calcext:value-type="date">
            <text:p>1997-02-1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date" office:date-value="2001-08-20" calcext:value-type="date">
            <text:p>2001-08-20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date" office:date-value="1995-01-26" calcext:value-type="date">
            <text:p>1995-01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date" office:date-value="1994-04-20" calcext:value-type="date">
            <text:p>1994-04-20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date" office:date-value="1991-01-23" calcext:value-type="date">
            <text:p>1991-01-23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date" office:date-value="2000-08-23" calcext:value-type="date">
            <text:p>2000-08-23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date" office:date-value="2001-10-31" calcext:value-type="date">
            <text:p>2001-10-3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date" office:date-value="1996-11-12" calcext:value-type="date">
            <text:p>1996-11-12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date" office:date-value="1996-05-06" calcext:value-type="date">
            <text:p>1996-05-0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date" office:date-value="2000-10-08" calcext:value-type="date">
            <text:p>2000-10-08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date" office:date-value="1997-05-05" calcext:value-type="date">
            <text:p>1997-05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date" office:date-value="1998-12-26" calcext:value-type="date">
            <text:p>1998-12-26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5-06-27" calcext:value-type="date">
            <text:p>1995-06-27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date" office:date-value="1999-10-25" calcext:value-type="date">
            <text:p>1999-10-25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3-12" calcext:value-type="date">
            <text:p>1998-03-12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6-07-09" calcext:value-type="date">
            <text:p>1996-07-09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2-04-23" calcext:value-type="date">
            <text:p>1992-04-23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date" office:date-value="2000-08-30" calcext:value-type="date">
            <text:p>2000-08-30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date" office:date-value="2000-01-18" calcext:value-type="date">
            <text:p>2000-01-18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date" office:date-value="2000-02-01" calcext:value-type="date">
            <text:p>2000-02-01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5-04-14" calcext:value-type="date">
            <text:p>1995-04-14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date" office:date-value="1996-09-07" calcext:value-type="date">
            <text:p>1996-09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date" office:date-value="1994-07-31" calcext:value-type="date">
            <text:p>1994-07-3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date" office:date-value="1993-08-27" calcext:value-type="date">
            <text:p>1993-08-27</text:p>
          </table:table-cell>
          <table:table-cell office:value-type="currency" office:currency="PLN" office:value="2010" calcext:value-type="currency">
            <text:p>2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27" calcext:value-type="date">
            <text:p>2001-08-2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date" office:date-value="1994-03-15" calcext:value-type="date">
            <text:p>1994-03-15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date" office:date-value="1997-01-20" calcext:value-type="date">
            <text:p>1997-01-2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9-11-28" calcext:value-type="date">
            <text:p>1999-11-2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date" office:date-value="1990-02-04" calcext:value-type="date">
            <text:p>1990-02-04</text:p>
          </table:table-cell>
          <table:table-cell office:value-type="currency" office:currency="PLN" office:value="2990" calcext:value-type="currency">
            <text:p>2 9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date" office:date-value="1996-06-18" calcext:value-type="date">
            <text:p>1996-06-18</text:p>
          </table:table-cell>
          <table:table-cell office:value-type="currency" office:currency="PLN" office:value="2000" calcext:value-type="currency">
            <text:p>2 0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date" office:date-value="1997-03-07" calcext:value-type="date">
            <text:p>1997-03-07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3-06-28" calcext:value-type="date">
            <text:p>1993-06-2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date" office:date-value="1995-01-16" calcext:value-type="date">
            <text:p>1995-01-1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1-08-24" calcext:value-type="date">
            <text:p>1991-08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2002-04-01" calcext:value-type="date">
            <text:p>2002-04-01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date" office:date-value="1997-10-07" calcext:value-type="date">
            <text:p>1997-10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date" office:date-value="2002-09-27" calcext:value-type="date">
            <text:p>2002-09-27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1-02-11" calcext:value-type="date">
            <text:p>1991-02-11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date" office:date-value="1995-04-18" calcext:value-type="date">
            <text:p>1995-04-1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600" calcext:value-type="currency">
            <text:p>1 6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date" office:date-value="1997-03-03" calcext:value-type="date">
            <text:p>1997-03-0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2002-08-22" calcext:value-type="date">
            <text:p>2002-08-22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date" office:date-value="1997-05-19" calcext:value-type="date">
            <text:p>1997-05-19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date" office:date-value="1997-01-19" calcext:value-type="date">
            <text:p>1997-01-19</text:p>
          </table:table-cell>
          <table:table-cell office:value-type="currency" office:currency="PLN" office:value="2500" calcext:value-type="currency">
            <text:p>2 5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1-01-02" calcext:value-type="date">
            <text:p>1991-01-02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date" office:date-value="1997-03-21" calcext:value-type="date">
            <text:p>1997-03-21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date" office:date-value="1996-11-23" calcext:value-type="date">
            <text:p>1996-11-23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date" office:date-value="1996-08-23" calcext:value-type="date">
            <text:p>1996-08-2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date" office:date-value="2000-10-18" calcext:value-type="date">
            <text:p>2000-10-18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date" office:date-value="1995-07-24" calcext:value-type="date">
            <text:p>1995-07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date" office:date-value="1998-09-18" calcext:value-type="date">
            <text:p>1998-09-1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7-01-04" calcext:value-type="date">
            <text:p>1997-01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date" office:date-value="1993-01-28" calcext:value-type="date">
            <text:p>1993-01-28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8-07-26" calcext:value-type="date">
            <text:p>1998-07-26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date" office:date-value="1997-12-14" calcext:value-type="date">
            <text:p>1997-12-14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date" office:date-value="2000-07-27" calcext:value-type="date">
            <text:p>2000-07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date" office:date-value="1994-02-01" calcext:value-type="date">
            <text:p>1994-02-01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date" office:date-value="1992-09-19" calcext:value-type="date">
            <text:p>1992-09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date" office:date-value="1999-11-07" calcext:value-type="date">
            <text:p>1999-11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2-10-13" calcext:value-type="date">
            <text:p>1992-10-13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date" office:date-value="1996-09-11" calcext:value-type="date">
            <text:p>1996-09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date" office:date-value="1991-02-20" calcext:value-type="date">
            <text:p>1991-02-2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1-17" calcext:value-type="date">
            <text:p>2001-01-17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date" office:date-value="1993-12-03" calcext:value-type="date">
            <text:p>1993-12-03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date" office:date-value="1999-05-12" calcext:value-type="date">
            <text:p>1999-05-12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3-31" calcext:value-type="date">
            <text:p>1990-03-31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5-10-07" calcext:value-type="date">
            <text:p>1995-10-0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1995-12-08" calcext:value-type="date">
            <text:p>1995-12-08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9-03-24" calcext:value-type="date">
            <text:p>1999-03-24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date" office:date-value="1997-07-29" calcext:value-type="date">
            <text:p>1997-07-29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0-12-06" calcext:value-type="date">
            <text:p>2000-12-06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date" office:date-value="1991-03-26" calcext:value-type="date">
            <text:p>1991-03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date" office:date-value="1995-11-03" calcext:value-type="date">
            <text:p>1995-11-0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date" office:date-value="1991-08-22" calcext:value-type="date">
            <text:p>1991-08-2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9-08-21" calcext:value-type="date">
            <text:p>1999-08-2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2-01-30" calcext:value-type="date">
            <text:p>1992-01-30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1993-10-07" calcext:value-type="date">
            <text:p>1993-10-07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date" office:date-value="2001-02-20" calcext:value-type="date">
            <text:p>2001-02-20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5-12-17" calcext:value-type="date">
            <text:p>1995-12-17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0-02-15" calcext:value-type="date">
            <text:p>1990-02-15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9-23" calcext:value-type="date">
            <text:p>2001-09-2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date" office:date-value="1999-04-02" calcext:value-type="date">
            <text:p>1999-04-02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date" office:date-value="1995-04-12" calcext:value-type="date">
            <text:p>1995-04-12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2-02-24" calcext:value-type="date">
            <text:p>1992-02-2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2" calcext:value-type="date">
            <text:p>2000-11-02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1-11-06" calcext:value-type="date">
            <text:p>1991-11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date" office:date-value="2000-01-30" calcext:value-type="date">
            <text:p>2000-01-30</text:p>
          </table:table-cell>
          <table:table-cell office:value-type="currency" office:currency="PLN" office:value="1000" calcext:value-type="currency">
            <text:p>1 0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date" office:date-value="1996-05-22" calcext:value-type="date">
            <text:p>1996-05-22</text:p>
          </table:table-cell>
          <table:table-cell office:value-type="currency" office:currency="PLN" office:value="2170" calcext:value-type="currency">
            <text:p>2 1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date" office:date-value="2002-04-30" calcext:value-type="date">
            <text:p>2002-04-3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12-25" calcext:value-type="date">
            <text:p>2000-12-2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date" office:date-value="2001-07-19" calcext:value-type="date">
            <text:p>2001-07-19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7-03-27" calcext:value-type="date">
            <text:p>1997-03-27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date" office:date-value="1995-10-03" calcext:value-type="date">
            <text:p>1995-10-0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date" office:date-value="1990-09-20" calcext:value-type="date">
            <text:p>1990-09-20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date" office:date-value="1996-06-14" calcext:value-type="date">
            <text:p>1996-06-14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date" office:date-value="1999-09-27" calcext:value-type="date">
            <text:p>1999-09-27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0-05-24" calcext:value-type="date">
            <text:p>1990-05-24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date" office:date-value="1998-11-27" calcext:value-type="date">
            <text:p>1998-11-2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215-01-01" calcext:value-type="date">
            <text:p>0215-01-01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date" office:date-value="2002-03-25" calcext:value-type="date">
            <text:p>2002-03-2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date" office:date-value="1997-09-19" calcext:value-type="date">
            <text:p>1997-09-19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10-28" calcext:value-type="date">
            <text:p>1993-10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date" office:date-value="1990-05-29" calcext:value-type="date">
            <text:p>1990-05-29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07" calcext:value-type="date">
            <text:p>1991-10-0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1999-12-13" calcext:value-type="date">
            <text:p>1999-12-13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16" calcext:value-type="date">
            <text:p>1996-08-1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8-05-20" calcext:value-type="date">
            <text:p>1998-05-2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7" calcext:value-type="date">
            <text:p>2000-11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0-21" calcext:value-type="date">
            <text:p>1990-10-21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08-24" calcext:value-type="date">
            <text:p>2000-08-24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3-03-29" calcext:value-type="date">
            <text:p>1993-03-29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2002-04-04" calcext:value-type="date">
            <text:p>2002-04-04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date" office:date-value="1994-02-13" calcext:value-type="date">
            <text:p>1994-02-13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1990-05-01" calcext:value-type="date">
            <text:p>1990-05-01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2140" calcext:value-type="currency">
            <text:p>2 14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2000-11-22" calcext:value-type="date">
            <text:p>2000-11-2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8-07-12" calcext:value-type="date">
            <text:p>1998-07-12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date" office:date-value="1990-01-16" calcext:value-type="date">
            <text:p>1990-01-1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date" office:date-value="1997-06-24" calcext:value-type="date">
            <text:p>1997-06-24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4-10-07" calcext:value-type="date">
            <text:p>1994-10-07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date" office:date-value="2000-01-20" calcext:value-type="date">
            <text:p>2000-01-20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date" office:date-value="2001-08-26" calcext:value-type="date">
            <text:p>2001-08-26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date" office:date-value="1993-06-24" calcext:value-type="date">
            <text:p>1993-06-24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date" office:date-value="1997-08-15" calcext:value-type="date">
            <text:p>1997-08-1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216-01-01" calcext:value-type="date">
            <text:p>0216-01-01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date" office:date-value="2002-01-14" calcext:value-type="date">
            <text:p>2002-01-14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26" calcext:value-type="date">
            <text:p>1993-04-26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3-25" calcext:value-type="date">
            <text:p>1996-03-25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0-06-13" calcext:value-type="date">
            <text:p>1990-06-13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6-06-05" calcext:value-type="date">
            <text:p>1996-06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2002-01-25" calcext:value-type="date">
            <text:p>2002-01-2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5" calcext:value-type="date">
            <text:p>1992-11-25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date" office:date-value="1999-01-02" calcext:value-type="date">
            <text:p>1999-01-02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date" office:date-value="2002-09-03" calcext:value-type="date">
            <text:p>2002-09-03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date" office:date-value="1999-06-15" calcext:value-type="date">
            <text:p>1999-06-15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8-07-11" calcext:value-type="date">
            <text:p>1998-07-11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1-06-20" calcext:value-type="date">
            <text:p>1991-06-2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5-28" calcext:value-type="date">
            <text:p>1990-05-28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date" office:date-value="1992-10-27" calcext:value-type="date">
            <text:p>1992-10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date" office:date-value="1990-02-19" calcext:value-type="date">
            <text:p>1990-02-19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1-01-07" calcext:value-type="date">
            <text:p>1991-01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date" office:date-value="2000-04-20" calcext:value-type="date">
            <text:p>2000-04-20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07" calcext:value-type="date">
            <text:p>1994-07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date" office:date-value="1996-09-05" calcext:value-type="date">
            <text:p>1996-09-05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17-01-01" calcext:value-type="date">
            <text:p>0217-01-01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2001-05-13" calcext:value-type="date">
            <text:p>2001-05-1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1-01-01" calcext:value-type="date">
            <text:p>0221-01-0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date" office:date-value="1999-04-26" calcext:value-type="date">
            <text:p>1999-04-26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2-01-01" calcext:value-type="date">
            <text:p>0222-01-01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1998-01-05" calcext:value-type="date">
            <text:p>1998-01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6-03" calcext:value-type="date">
            <text:p>1992-06-03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date" office:date-value="2000-04-24" calcext:value-type="date">
            <text:p>2000-04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date" office:date-value="1990-03-17" calcext:value-type="date">
            <text:p>1990-03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date" office:date-value="1990-01-17" calcext:value-type="date">
            <text:p>1990-01-1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date" office:date-value="1997-01-08" calcext:value-type="date">
            <text:p>1997-01-08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2-01-13" calcext:value-type="date">
            <text:p>1992-01-1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12" calcext:value-type="date">
            <text:p>2001-08-1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02" calcext:value-type="date">
            <text:p>1996-08-02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2-18" calcext:value-type="date">
            <text:p>2000-02-18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date" office:date-value="2002-09-04" calcext:value-type="date">
            <text:p>2002-09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date" office:date-value="1996-02-24" calcext:value-type="date">
            <text:p>1996-02-24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date" office:date-value="1994-04-28" calcext:value-type="date">
            <text:p>1994-04-28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date" office:date-value="1995-12-22" calcext:value-type="date">
            <text:p>1995-12-2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date" office:date-value="1996-07-31" calcext:value-type="date">
            <text:p>1996-07-3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date" office:date-value="2000-04-02" calcext:value-type="date">
            <text:p>2000-04-0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date" office:date-value="1995-08-11" calcext:value-type="date">
            <text:p>1995-08-1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4-08-30" calcext:value-type="date">
            <text:p>1994-08-3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date" office:date-value="1993-09-17" calcext:value-type="date">
            <text:p>1993-09-17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date" office:date-value="1993-11-08" calcext:value-type="date">
            <text:p>1993-11-08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date" office:date-value="1999-12-03" calcext:value-type="date">
            <text:p>1999-12-03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date" office:date-value="1996-10-10" calcext:value-type="date">
            <text:p>1996-10-1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date" office:date-value="1990-12-18" calcext:value-type="date">
            <text:p>1990-12-18</text:p>
          </table:table-cell>
          <table:table-cell office:value-type="currency" office:currency="PLN" office:value="2510" calcext:value-type="currency">
            <text:p>2 5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date" office:date-value="1998-07-21" calcext:value-type="date">
            <text:p>1998-07-21</text:p>
          </table:table-cell>
          <table:table-cell office:value-type="currency" office:currency="PLN" office:value="1760" calcext:value-type="currency">
            <text:p>1 7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date" office:date-value="2000-06-06" calcext:value-type="date">
            <text:p>2000-06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date" office:date-value="1996-12-17" calcext:value-type="date">
            <text:p>1996-12-1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date" office:date-value="1992-11-18" calcext:value-type="date">
            <text:p>1992-11-1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date" office:date-value="1997-11-15" calcext:value-type="date">
            <text:p>1997-11-15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date" office:date-value="1990-08-23" calcext:value-type="date">
            <text:p>1990-08-2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20" calcext:value-type="date">
            <text:p>1991-10-2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date" office:date-value="1994-05-16" calcext:value-type="date">
            <text:p>1994-05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1-05" calcext:value-type="date">
            <text:p>1990-11-05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date" office:date-value="1997-12-08" calcext:value-type="date">
            <text:p>1997-12-08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date" office:date-value="1996-10-30" calcext:value-type="date">
            <text:p>1996-10-3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date" office:date-value="1993-06-11" calcext:value-type="date">
            <text:p>1993-06-11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date" office:date-value="2000-02-14" calcext:value-type="date">
            <text:p>2000-02-1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date" office:date-value="1997-05-31" calcext:value-type="date">
            <text:p>1997-05-31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date" office:date-value="1996-04-18" calcext:value-type="date">
            <text:p>1996-04-1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date" office:date-value="1995-08-17" calcext:value-type="date">
            <text:p>1995-08-17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date" office:date-value="1995-03-22" calcext:value-type="date">
            <text:p>1995-03-22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date" office:date-value="2002-05-23" calcext:value-type="date">
            <text:p>2002-05-2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date" office:date-value="1997-11-21" calcext:value-type="date">
            <text:p>1997-11-21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0223-01-01" calcext:value-type="date">
            <text:p>0223-01-01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1990-04-28" calcext:value-type="date">
            <text:p>1990-04-28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date" office:date-value="2002-10-19" calcext:value-type="date">
            <text:p>2002-10-19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1999-11-01" calcext:value-type="date">
            <text:p>1999-11-01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1-11-06" calcext:value-type="date">
            <text:p>2001-11-0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date" office:date-value="2000-07-30" calcext:value-type="date">
            <text:p>2000-07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date" office:date-value="1993-11-19" calcext:value-type="date">
            <text:p>1993-11-19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2002-01-28" calcext:value-type="date">
            <text:p>2002-01-28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date" office:date-value="1992-07-09" calcext:value-type="date">
            <text:p>1992-07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2000-05-06" calcext:value-type="date">
            <text:p>2000-05-06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1998-03-02" calcext:value-type="date">
            <text:p>1998-03-0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date" office:date-value="1998-02-19" calcext:value-type="date">
            <text:p>1998-02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24-01-01" calcext:value-type="date">
            <text:p>0224-01-01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5-06-08" calcext:value-type="date">
            <text:p>1995-06-08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5-01-01" calcext:value-type="date">
            <text:p>0225-01-01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0-01-11" calcext:value-type="date">
            <text:p>1990-01-11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1-01-02" calcext:value-type="date">
            <text:p>2001-01-02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date" office:date-value="2000-12-09" calcext:value-type="date">
            <text:p>2000-12-09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8-06-10" calcext:value-type="date">
            <text:p>1998-06-10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date" office:date-value="1991-09-06" calcext:value-type="date">
            <text:p>1991-09-06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date" office:date-value="2001-02-11" calcext:value-type="date">
            <text:p>2001-02-11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date" office:date-value="1999-10-16" calcext:value-type="date">
            <text:p>1999-10-16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date" office:date-value="1991-03-14" calcext:value-type="date">
            <text:p>1991-03-14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7-05-13" calcext:value-type="date">
            <text:p>1997-05-13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8-04-12" calcext:value-type="date">
            <text:p>1998-04-12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5-05-23" calcext:value-type="date">
            <text:p>1995-05-2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date" office:date-value="1990-05-09" calcext:value-type="date">
            <text:p>1990-05-09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7-07-26" calcext:value-type="date">
            <text:p>1997-07-2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date" office:date-value="1999-06-22" calcext:value-type="date">
            <text:p>1999-06-22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5-11-20" calcext:value-type="date">
            <text:p>1995-11-20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date" office:date-value="1998-08-30" calcext:value-type="date">
            <text:p>1998-08-3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0-09-18" calcext:value-type="date">
            <text:p>1990-09-18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date" office:date-value="1992-07-19" calcext:value-type="date">
            <text:p>1992-07-19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date" office:date-value="1997-12-28" calcext:value-type="date">
            <text:p>1997-12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date" office:date-value="2000-08-04" calcext:value-type="date">
            <text:p>2000-08-04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date" office:date-value="2002-07-11" calcext:value-type="date">
            <text:p>2002-07-11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date" office:date-value="1997-09-24" calcext:value-type="date">
            <text:p>1997-09-2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date" office:date-value="1992-02-06" calcext:value-type="date">
            <text:p>1992-02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date" office:date-value="1991-01-28" calcext:value-type="date">
            <text:p>1991-01-28</text:p>
          </table:table-cell>
          <table:table-cell office:value-type="currency" office:currency="PLN" office:value="1810" calcext:value-type="currency">
            <text:p>1 8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07-23" calcext:value-type="date">
            <text:p>2002-07-2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date" office:date-value="1996-01-24" calcext:value-type="date">
            <text:p>1996-01-24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date" office:date-value="1992-02-03" calcext:value-type="date">
            <text:p>1992-02-03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2000-10-24" calcext:value-type="date">
            <text:p>2000-10-24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3-04-19" calcext:value-type="date">
            <text:p>1993-04-19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date" office:date-value="1996-06-12" calcext:value-type="date">
            <text:p>1996-06-1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1-16" calcext:value-type="date">
            <text:p>2001-01-16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date" office:date-value="1995-12-24" calcext:value-type="date">
            <text:p>1995-12-24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7-08-06" calcext:value-type="date">
            <text:p>1997-08-06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10-12" calcext:value-type="date">
            <text:p>2002-10-12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0" calcext:value-type="date">
            <text:p>1992-11-20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3-05-06" calcext:value-type="date">
            <text:p>1993-05-06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date" office:date-value="1997-07-02" calcext:value-type="date">
            <text:p>1997-07-02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7-01-14" calcext:value-type="date">
            <text:p>1997-01-14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7-12-04" calcext:value-type="date">
            <text:p>1997-12-0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date" office:date-value="1991-02-25" calcext:value-type="date">
            <text:p>1991-02-2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9-23" calcext:value-type="date">
            <text:p>1992-09-23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4-10-05" calcext:value-type="date">
            <text:p>1994-10-05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2000-02-15" calcext:value-type="date">
            <text:p>2000-02-15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26-01-01" calcext:value-type="date">
            <text:p>0226-01-01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date" office:date-value="2001-10-26" calcext:value-type="date">
            <text:p>2001-10-2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date" office:date-value="1994-02-11" calcext:value-type="date">
            <text:p>1994-02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5-08-02" calcext:value-type="date">
            <text:p>1995-08-0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date" office:date-value="2001-02-03" calcext:value-type="date">
            <text:p>2001-02-03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3-02-09" calcext:value-type="date">
            <text:p>1993-02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6-07-23" calcext:value-type="date">
            <text:p>1996-07-2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date" office:date-value="1994-10-26" calcext:value-type="date">
            <text:p>1994-10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date" office:date-value="1997-05-16" calcext:value-type="date">
            <text:p>1997-05-16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date" office:date-value="1997-10-30" calcext:value-type="date">
            <text:p>1997-10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3-08-24" calcext:value-type="date">
            <text:p>1993-08-24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2001-03-09" calcext:value-type="date">
            <text:p>2001-03-0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date" office:date-value="1991-11-04" calcext:value-type="date">
            <text:p>1991-11-0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date" office:date-value="1996-12-23" calcext:value-type="date">
            <text:p>1996-12-23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date" office:date-value="1994-01-15" calcext:value-type="date">
            <text:p>1994-01-1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3-01-23" calcext:value-type="date">
            <text:p>1993-01-23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2001-03-22" calcext:value-type="date">
            <text:p>2001-03-22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date" office:date-value="1998-07-31" calcext:value-type="date">
            <text:p>1998-07-3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5-12-20" calcext:value-type="date">
            <text:p>1995-12-20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date" office:date-value="1994-07-17" calcext:value-type="date">
            <text:p>1994-07-17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2000-05-03" calcext:value-type="date">
            <text:p>2000-05-03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date" office:date-value="2001-09-30" calcext:value-type="date">
            <text:p>2001-09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2001-06-21" calcext:value-type="date">
            <text:p>2001-06-2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date" office:date-value="1996-09-26" calcext:value-type="date">
            <text:p>1996-09-26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date" office:date-value="2000-05-18" calcext:value-type="date">
            <text:p>2000-05-18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date" office:date-value="1998-12-15" calcext:value-type="date">
            <text:p>1998-12-15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1-08-10" calcext:value-type="date">
            <text:p>1991-08-1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date" office:date-value="2001-02-05" calcext:value-type="date">
            <text:p>2001-02-05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12-03" calcext:value-type="date">
            <text:p>1997-12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6-09-09" calcext:value-type="date">
            <text:p>1996-09-09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date" office:date-value="2000-11-05" calcext:value-type="date">
            <text:p>2000-11-05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3-02-14" calcext:value-type="date">
            <text:p>1993-02-14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10-21" calcext:value-type="date">
            <text:p>1994-10-21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0-08-25" calcext:value-type="date">
            <text:p>1990-08-25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date" office:date-value="1993-03-24" calcext:value-type="date">
            <text:p>1993-03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12-12" calcext:value-type="date">
            <text:p>1995-12-12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0-07-10" calcext:value-type="date">
            <text:p>1990-07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06-16" calcext:value-type="date">
            <text:p>1995-06-1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1992-10-28" calcext:value-type="date">
            <text:p>1992-10-28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date" office:date-value="1999-06-11" calcext:value-type="date">
            <text:p>1999-06-11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date" office:date-value="1990-09-19" calcext:value-type="date">
            <text:p>1990-09-1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9-08-08" calcext:value-type="date">
            <text:p>1999-08-08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3-09-19" calcext:value-type="date">
            <text:p>1993-09-19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date" office:date-value="2000-04-09" calcext:value-type="date">
            <text:p>2000-04-0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date" office:date-value="2000-07-12" calcext:value-type="date">
            <text:p>2000-07-12</text:p>
          </table:table-cell>
          <table:table-cell office:value-type="currency" office:currency="PLN" office:value="1790" calcext:value-type="currency">
            <text:p>1 7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27-01-01" calcext:value-type="date">
            <text:p>0227-01-01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2000-07-19" calcext:value-type="date">
            <text:p>2000-07-1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8-01-01" calcext:value-type="date">
            <text:p>0228-01-01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date" office:date-value="1998-06-26" calcext:value-type="date">
            <text:p>1998-06-26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9-05-22" calcext:value-type="date">
            <text:p>1999-05-22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30-01-01" calcext:value-type="date">
            <text:p>0230-01-01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date" office:date-value="1994-12-25" calcext:value-type="date">
            <text:p>1994-12-25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5-01-01" calcext:value-type="date">
            <text:p>0255-01-01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8-07-30" calcext:value-type="date">
            <text:p>1998-07-30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6-01-01" calcext:value-type="date">
            <text:p>0256-01-01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date" office:date-value="2001-08-13" calcext:value-type="date">
            <text:p>2001-08-13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date" office:date-value="1999-02-08" calcext:value-type="date">
            <text:p>1999-02-08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0257-01-01" calcext:value-type="date">
            <text:p>0257-01-01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date" office:date-value="2000-08-17" calcext:value-type="date">
            <text:p>2000-08-17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7-08-24" calcext:value-type="date">
            <text:p>1997-08-2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64-01-01" calcext:value-type="date">
            <text:p>0264-01-01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850" calcext:value-type="currency">
            <text:p>1 8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65-01-01" calcext:value-type="date">
            <text:p>0265-01-01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5-04-03" calcext:value-type="date">
            <text:p>1995-04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date" office:date-value="1999-04-14" calcext:value-type="date">
            <text:p>1999-04-14</text:p>
          </table:table-cell>
          <table:table-cell office:value-type="currency" office:currency="PLN" office:value="2050" calcext:value-type="currency">
            <text:p>2 0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date" office:date-value="1994-04-07" calcext:value-type="date">
            <text:p>1994-04-07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6-05-21" calcext:value-type="date">
            <text:p>1996-05-21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66-01-01" calcext:value-type="date">
            <text:p>0266-01-01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1998-03-18" calcext:value-type="date">
            <text:p>1998-03-18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date" office:date-value="1997-10-08" calcext:value-type="date">
            <text:p>1997-10-08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date" office:date-value="1999-06-14" calcext:value-type="date">
            <text:p>1999-06-1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date" office:date-value="1996-01-30" calcext:value-type="date">
            <text:p>1996-01-3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3-06-13" calcext:value-type="date">
            <text:p>1993-06-13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71-01-01" calcext:value-type="date">
            <text:p>0271-01-0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date" office:date-value="2001-06-08" calcext:value-type="date">
            <text:p>2001-06-08</text:p>
          </table:table-cell>
          <table:table-cell office:value-type="currency" office:currency="PLN" office:value="1950" calcext:value-type="currency">
            <text:p>1 9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0272-01-01" calcext:value-type="date">
            <text:p>0272-01-01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0-12-07" calcext:value-type="date">
            <text:p>2000-12-0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date" office:date-value="1998-03-04" calcext:value-type="date">
            <text:p>1998-03-04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2-07-30" calcext:value-type="date">
            <text:p>2002-07-30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date" office:date-value="1996-09-06" calcext:value-type="date">
            <text:p>1996-09-0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date" office:date-value="1994-04-04" calcext:value-type="date">
            <text:p>1994-04-04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date" office:date-value="1991-09-26" calcext:value-type="date">
            <text:p>1991-09-26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1997-10-26" calcext:value-type="date">
            <text:p>1997-10-2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1994-05-19" calcext:value-type="date">
            <text:p>1994-05-19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73-01-01" calcext:value-type="date">
            <text:p>0273-01-01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1-10-09" calcext:value-type="date">
            <text:p>2001-10-09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date" office:date-value="1994-06-16" calcext:value-type="date">
            <text:p>1994-06-16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date" office:date-value="1997-04-11" calcext:value-type="date">
            <text:p>1997-04-11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date" office:date-value="1995-04-22" calcext:value-type="date">
            <text:p>1995-04-22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date" office:date-value="1994-01-08" calcext:value-type="date">
            <text:p>1994-01-0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0274-01-01" calcext:value-type="date">
            <text:p>0274-01-01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date" office:date-value="1992-10-29" calcext:value-type="date">
            <text:p>1992-10-29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date" office:date-value="1991-12-28" calcext:value-type="date">
            <text:p>1991-12-28</text:p>
          </table:table-cell>
          <table:table-cell office:value-type="currency" office:currency="PLN" office:value="2110" calcext:value-type="currency">
            <text:p>2 1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2000-04-14" calcext:value-type="date">
            <text:p>2000-04-1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6-29" calcext:value-type="date">
            <text:p>2001-06-29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2-01-10" calcext:value-type="date">
            <text:p>1992-01-10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4-07-16" calcext:value-type="date">
            <text:p>1994-07-16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date" office:date-value="1998-10-24" calcext:value-type="date">
            <text:p>1998-10-24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3-30" calcext:value-type="date">
            <text:p>1992-03-30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date" office:date-value="1999-02-06" calcext:value-type="date">
            <text:p>1999-02-06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85-01-01" calcext:value-type="date">
            <text:p>0285-01-01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1-05-20" calcext:value-type="date">
            <text:p>2001-05-20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86-01-01" calcext:value-type="date">
            <text:p>0286-01-01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1-08-17" calcext:value-type="date">
            <text:p>2001-08-1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87-01-01" calcext:value-type="date">
            <text:p>0287-01-01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date" office:date-value="1991-08-04" calcext:value-type="date">
            <text:p>1991-08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34:28.567485644</meta:creation-date>
    <dc:date>2017-09-19T12:35:10.024077743</dc:date>
    <meta:editing-duration>PT41S</meta:editing-duration>
    <meta:editing-cycles>1</meta:editing-cycles>
    <meta:document-statistic meta:table-count="1" meta:cell-count="3500" meta:object-count="0"/>
    <meta:generator>LibreOffice/5.4.0.3$Linux_X86_64 LibreOffice_project/40m0$Build-3</meta:generator>
  </office:meta>
</office:document-meta>
</file>